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966" officeooo:paragraph-rsid="000ca966"/>
    </style:style>
    <style:style style:name="P2" style:family="paragraph" style:parent-style-name="Standard">
      <style:text-properties officeooo:rsid="000f6344" officeooo:paragraph-rsid="000f63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Git exmaple -----</text:p>
      <text:p text:style-name="P1"/>
      <text:p text:style-name="P2">chang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4:21:54.998971474</meta:creation-date>
    <dc:date>2020-06-17T16:44:37.368050417</dc:date>
    <meta:editing-duration>PT1M30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2" meta:word-count="5" meta:character-count="29" meta:non-whitespace-character-count="26"/>
  </office:meta>
</office:document-meta>
</file>